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"/>
    <style:font-face style:name="Ubuntu Mono" svg:font-family="'Ubuntu Mono'" style:font-pitch="fixed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c8d7e" officeooo:paragraph-rsid="000c8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"/>
    <style:font-face style:name="Ubuntu Mono" svg:font-family="'Ubuntu Mono'" style:font-pitch="fixed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 Mono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Roboto Mono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Roboto Mono" fo:font-family="'Roboto Mono'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Roboto Mono" fo:font-family="'Roboto Mon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Roboto Mono" fo:font-family="'Roboto Mon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Mono" fo:font-family="'Roboto Mono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 </meta:initial-creator>
    <meta:creation-date>2018-05-01T20:10:50.542000635</meta:creation-date>
    <meta:generator>LibreOffice/5.1.6.2$Linux_X86_64 LibreOffice_project/10m0$Build-2</meta:generator>
    <dc:date>2018-05-01T20:12:01.241715159</dc:date>
    <dc:creator>id </dc:creator>
    <meta:editing-duration>PT1M9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